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25-02-26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24-02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1616" calcext:value-type="float">
            <text:p>28.9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23-02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22-02-15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20-02-1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17-02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16-02-2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7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7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7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1304</text:p>
          </table:table-cell>
          <table:table-cell office:value-type="string" calcext:value-type="string">
            <text:p>Clark Bros. Ranch Quad</text:p>
          </table:table-cell>
          <table:table-cell office:value-type="string" calcext:value-type="string">
            <text:p>197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